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4" style:family="table-cell" style:parent-style-name="Default" style:data-style-name="N3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8" office:value-type="date" office:date-value="2024-01-24" calcext:value-type="date">
            <text:p>2024/01/24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 table:number-rows-repeated="104839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00/00/00</text:date>, <text:time style:data-style-name="N2" text:time-value="08:37:01.47742823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4T15:05:01.946569665</dc:date>
    <meta:editing-duration>P16DT18H39M9S</meta:editing-duration>
    <meta:editing-cycles>1679</meta:editing-cycles>
    <meta:document-statistic meta:table-count="1" meta:cell-count="1380" meta:object-count="0"/>
  </office:meta>
</office:document-meta>
</file>